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106cm"/>
    </style:style>
    <style:style style:name="ro1" style:family="table-row">
      <style:table-row-properties style:row-height="0.4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d0d0d0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 style:data-style-name="N100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7ffe00" style:text-align-source="fix" style:repeat-content="false" fo:border="0.06pt solid #000000" style:vertical-align="middle"/>
      <style:paragraph-properties fo:text-align="center" fo:margin-left="0cm"/>
    </style:style>
    <style:style style:name="ce16" style:family="table-cell" style:parent-style-name="Default" style:data-style-name="N100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ren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4" table:default-cell-style-name="ce1"/>
        <table:table-column table:style-name="co6" table:number-columns-repeated="7" table:default-cell-style-name="ce1"/>
        <table:table-column table:style-name="co7" table:default-cell-style-name="ce1"/>
        <table:table-column table:style-name="co6" table:default-cell-style-name="ce1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2016年度</text:p>
          </table:table-cell>
          <table:covered-table-cell table:style-name="ce13"/>
          <table:table-cell table:style-name="ce8" office:value-type="string" calcext:value-type="string" table:number-columns-spanned="2" table:number-rows-spanned="1">
            <text:p>2017年度</text:p>
          </table:table-cell>
          <table:covered-table-cell table:style-name="ce16"/>
          <table:table-cell table:style-name="ce5" office:value-type="string" calcext:value-type="string" table:number-columns-spanned="2" table:number-rows-spanned="1">
            <text:p>2018年度</text:p>
          </table:table-cell>
          <table:covered-table-cell table:style-name="ce13"/>
          <table:table-cell table:style-name="ce16" office:value-type="string" calcext:value-type="string">
            <text:p>2019</text:p>
          </table:table-cell>
          <table:table-cell table:style-name="ce13" office:value-type="string" calcext:value-type="string">
            <text:p>2020</text:p>
          </table:table-cell>
          <table:table-cell table:style-name="ce16" office:value-type="string" calcext:value-type="string">
            <text:p>2021</text:p>
          </table:table-cell>
          <table:table-cell table:style-name="ce5" office:value-type="string" calcext:value-type="string" table:number-columns-spanned="2" table:number-rows-spanned="1">
            <text:p>2022年度</text:p>
          </table:table-cell>
          <table:covered-table-cell table:style-name="ce13"/>
          <table:table-cell table:style-name="ce16" office:value-type="string" calcext:value-type="string">
            <text:p>2023</text:p>
          </table:table-cell>
          <table:table-cell table:style-name="ce13" office:value-type="string" calcext:value-type="string">
            <text:p>2024</text:p>
          </table:table-cell>
          <table:table-cell table:style-name="ce11"/>
          <table:table-cell/>
        </table:table-row>
        <table:table-row table:style-name="ro2">
          <table:table-cell table:number-columns-repeated="3"/>
          <table:table-cell table:style-name="ce13" office:value-type="string" calcext:value-type="string">
            <text:p>8/3</text:p>
          </table:table-cell>
          <table:table-cell table:style-name="ce13" office:value-type="string" calcext:value-type="string">
            <text:p>8/8</text:p>
          </table:table-cell>
          <table:table-cell table:style-name="ce16" office:value-type="string" calcext:value-type="string">
            <text:p>7/24</text:p>
          </table:table-cell>
          <table:table-cell table:style-name="ce16" office:value-type="string" calcext:value-type="string">
            <text:p>7/25</text:p>
          </table:table-cell>
          <table:table-cell table:style-name="ce13" office:value-type="string" calcext:value-type="string">
            <text:p>7/24</text:p>
          </table:table-cell>
          <table:table-cell table:style-name="ce13" office:value-type="string" calcext:value-type="string">
            <text:p>7/26</text:p>
          </table:table-cell>
          <table:table-cell table:style-name="ce16" office:value-type="string" calcext:value-type="string">
            <text:p>7/23</text:p>
          </table:table-cell>
          <table:table-cell table:style-name="ce13" office:value-type="string" calcext:value-type="string">
            <text:p>9/15</text:p>
          </table:table-cell>
          <table:table-cell table:style-name="ce16" office:value-type="string" calcext:value-type="string">
            <text:p>10/6</text:p>
          </table:table-cell>
          <table:table-cell table:style-name="ce13" office:value-type="string" calcext:value-type="string">
            <text:p>12/9</text:p>
          </table:table-cell>
          <table:table-cell table:style-name="ce13" office:value-type="string" calcext:value-type="string">
            <text:p>1/27</text:p>
          </table:table-cell>
          <table:table-cell table:style-name="ce16" office:value-type="string" calcext:value-type="string">
            <text:p>8/1</text:p>
          </table:table-cell>
          <table:table-cell table:style-name="ce13" office:value-type="string" calcext:value-type="string">
            <text:p>8/1</text:p>
          </table:table-cell>
          <table:table-cell table:style-name="ce11"/>
          <table:table-cell/>
        </table:table-row>
        <table:table-row table:style-name="ro2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4"/>
          <table:table-cell table:style-name="ce2" office:value-type="string" calcext:value-type="string">
            <text:p>計</text:p>
          </table:table-cell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4:.Q4])" office:value-type="float" office:value="2" calcext:value-type="float">
            <text:p>2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5:.Q5])" office:value-type="float" office:value="2" calcext:value-type="float">
            <text:p>2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6:.Q6])" office:value-type="float" office:value="2" calcext:value-type="float">
            <text:p>2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7:.Q7])" office:value-type="float" office:value="2" calcext:value-type="float">
            <text:p>2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8:.Q8])" office:value-type="float" office:value="2" calcext:value-type="float">
            <text:p>2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9:.Q9])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10:.Q10])" office:value-type="float" office:value="2" calcext:value-type="float">
            <text:p>2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11:.Q11])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12:.Q12])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13:.Q13])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14:.Q14])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15:.Q15])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16:.Q16])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17:.Q17])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18:.Q18])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19:.Q19])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20:.Q20])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21:.Q21])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22:.Q22])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4"/>
          <table:table-cell table:style-name="ce2" table:formula="of:=SUM([.D23:.Q23])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24:.Q24])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25:.Q25])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3" calcext:value-type="float">
            <text:p>23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26:.Q26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28:.Q28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29:.Q29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30:.Q30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31:.Q31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32:.Q32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33:.Q33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34:.Q34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35:.Q35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36:.Q36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37:.Q37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38:.Q38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39:.Q39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40:.Q40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41:.Q41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4"/>
          <table:table-cell table:style-name="ce2" table:formula="of:=SUM([.D42:.Q42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4"/>
          <table:table-cell table:style-name="ce2" table:formula="of:=SUM([.D43:.Q43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" calcext:value-type="float">
            <text:p>1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4"/>
          <table:table-cell table:style-name="ce2" table:formula="of:=SUM([.D44:.Q44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" calcext:value-type="float">
            <text:p>1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45:.Q45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" calcext:value-type="float">
            <text:p>1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46:.Q46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47:.Q47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1" calcext:value-type="float">
            <text:p>21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48:.Q48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50:.Q50])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51:.Q51])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4"/>
          <table:table-cell table:style-name="ce2" table:formula="of:=SUM([.D52:.Q52])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53:.Q53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54:.Q54])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55:.Q55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56:.Q56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57:.Q57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58:.Q58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59:.Q59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60:.Q60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61:.Q61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" calcext:value-type="float">
            <text:p>13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62:.Q62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63:.Q63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64:.Q64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65:.Q65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" calcext:value-type="float">
            <text:p>1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66:.Q66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" calcext:value-type="float">
            <text:p>1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67:.Q67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" calcext:value-type="float">
            <text:p>1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68:.Q68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4"/>
          <table:table-cell table:style-name="ce2" table:formula="of:=SUM([.D69:.Q69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1" calcext:value-type="float">
            <text:p>21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70:.Q70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2" calcext:value-type="float">
            <text:p>22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71:.Q71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3" calcext:value-type="float">
            <text:p>23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72:.Q72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4"/>
          <table:table-cell table:style-name="ce2" table:formula="of:=SUM([.D74:.Q74])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4"/>
          <table:table-cell table:style-name="ce2" table:formula="of:=SUM([.D75:.Q75])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76:.Q76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77:.Q77])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78:.Q78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79:.Q79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80:.Q80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81:.Q81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82:.Q82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83:.Q83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84:.Q84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85:.Q85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" calcext:value-type="float">
            <text:p>13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86:.Q86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" calcext:value-type="float">
            <text:p>1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87:.Q87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88:.Q88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89:.Q89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7" calcext:value-type="float">
            <text:p>1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90:.Q90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" calcext:value-type="float">
            <text:p>1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91:.Q91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" calcext:value-type="float">
            <text:p>1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92:.Q92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93:.Q93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1" calcext:value-type="float">
            <text:p>21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94:.Q94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2" calcext:value-type="float">
            <text:p>22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95:.Q95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3" calcext:value-type="float">
            <text:p>23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96:.Q96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98:.Q98])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99:.Q99])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4"/>
          <table:table-cell table:style-name="ce2" table:formula="of:=SUM([.D100:.Q100])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101:.Q101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102:.Q102])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103:.Q103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104:.Q104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105:.Q105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106:.Q106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107:.Q107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108:.Q108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109:.Q109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3" calcext:value-type="float">
            <text:p>13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110:.Q110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4" calcext:value-type="float">
            <text:p>1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111:.Q111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112:.Q112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113:.Q113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7" calcext:value-type="float">
            <text:p>1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114:.Q114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" calcext:value-type="float">
            <text:p>1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4"/>
          <table:table-cell table:style-name="ce2" table:formula="of:=SUM([.D115:.Q115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" calcext:value-type="float">
            <text:p>1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116:.Q116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4"/>
          <table:table-cell table:style-name="ce2" table:formula="of:=SUM([.D117:.Q117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1" calcext:value-type="float">
            <text:p>21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118:.Q118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2" calcext:value-type="float">
            <text:p>22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119:.Q119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3" calcext:value-type="float">
            <text:p>23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120:.Q120])" office:value-type="float" office:value="1" calcext:value-type="float">
            <text:p>1</text:p>
          </table:table-cell>
        </table:table-row>
        <table:table-row table:style-name="ro2">
          <table:table-cell table:style-name="ce4" table:number-columns-repeated="18"/>
        </table:table-row>
        <table:table-row table:style-name="ro2">
          <table:table-cell table:number-columns-repeated="2"/>
          <table:table-cell table:style-name="ce2" office:value-type="string" calcext:value-type="string">
            <text:p>計</text:p>
          </table:table-cell>
          <table:table-cell table:style-name="ce7" table:formula="of:=SUM([.D4:.D121])" office:value-type="float" office:value="10" calcext:value-type="float">
            <text:p>10</text:p>
          </table:table-cell>
          <table:table-cell table:style-name="ce7" table:formula="of:=SUM([.E4:.E121])" office:value-type="float" office:value="10" calcext:value-type="float">
            <text:p>10</text:p>
          </table:table-cell>
          <table:table-cell table:style-name="ce10" table:formula="of:=SUM([.F4:.F121])" office:value-type="float" office:value="10" calcext:value-type="float">
            <text:p>10</text:p>
          </table:table-cell>
          <table:table-cell table:style-name="ce10" table:formula="of:=SUM([.G4:.G121])" office:value-type="float" office:value="10" calcext:value-type="float">
            <text:p>10</text:p>
          </table:table-cell>
          <table:table-cell table:style-name="ce7" table:formula="of:=SUM([.H4:.H121])" office:value-type="float" office:value="10" calcext:value-type="float">
            <text:p>10</text:p>
          </table:table-cell>
          <table:table-cell table:style-name="ce7" table:formula="of:=SUM([.I4:.I121])" office:value-type="float" office:value="10" calcext:value-type="float">
            <text:p>10</text:p>
          </table:table-cell>
          <table:table-cell table:style-name="ce10" table:formula="of:=SUM([.J4:.J121])" office:value-type="float" office:value="10" calcext:value-type="float">
            <text:p>10</text:p>
          </table:table-cell>
          <table:table-cell table:style-name="ce7" table:formula="of:=SUM([.K4:.K121])" office:value-type="float" office:value="10" calcext:value-type="float">
            <text:p>10</text:p>
          </table:table-cell>
          <table:table-cell table:style-name="ce10" table:formula="of:=SUM([.L4:.L121])" office:value-type="float" office:value="10" calcext:value-type="float">
            <text:p>10</text:p>
          </table:table-cell>
          <table:table-cell table:style-name="ce7" table:formula="of:=SUM([.M4:.M121])" office:value-type="float" office:value="10" calcext:value-type="float">
            <text:p>10</text:p>
          </table:table-cell>
          <table:table-cell table:style-name="ce7" table:formula="of:=SUM([.N4:.N121])" office:value-type="float" office:value="10" calcext:value-type="float">
            <text:p>10</text:p>
          </table:table-cell>
          <table:table-cell table:style-name="ce10" table:formula="of:=SUM([.O4:.O121])" office:value-type="float" office:value="10" calcext:value-type="float">
            <text:p>10</text:p>
          </table:table-cell>
          <table:table-cell table:style-name="ce7" table:formula="of:=SUM([.P4:.P121])" office:value-type="float" office:value="10" calcext:value-type="float">
            <text:p>10</text:p>
          </table:table-cell>
          <table:table-cell table:style-name="ce4"/>
          <table:table-cell table:style-name="ce2" table:formula="of:=SUM([.R4:.R121])" office:value-type="float" office:value="130" calcext:value-type="float">
            <text:p>130</text:p>
          </table:table-cell>
        </table:table-row>
        <table:table-row table:style-name="ro2" table:number-rows-repeated="1048453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DejaVu Sans" style:font-size-asian="10pt" style:language-asian="ja" style:country-asian="JP" style:font-name-complex="TakaoPGothi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UmePlus P Gothic" style:font-family-asian="'UmePlus P Gothic'" style:font-family-generic-asian="system" style:font-pitch-asian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30T13:28:02.500825482</dc:date>
    <meta:editing-duration>PT4H19S</meta:editing-duration>
    <meta:editing-cycles>38</meta:editing-cycles>
    <meta:generator>LibreOffice/7.3.7.2$Linux_X86_64 LibreOffice_project/30$Build-2</meta:generator>
    <meta:document-statistic meta:table-count="1" meta:cell-count="648" meta:object-count="0"/>
  </office:meta>
</office:document-meta>
</file>